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0000001B03A74E66B.png" manifest:media-type="image/png"/>
  <manifest:file-entry manifest:full-path="Pictures/1000000100000320000002584E4D8A38.png" manifest:media-type="image/png"/>
  <manifest:file-entry manifest:full-path="Pictures/100000010000036400000284AD5C217C.png" manifest:media-type="image/png"/>
  <manifest:file-entry manifest:full-path="Pictures/1000000100000578000003A5871BEB15.png" manifest:media-type="image/png"/>
  <manifest:file-entry manifest:full-path="Pictures/100000010000031F000001C0E2A1A56A.png" manifest:media-type="image/png"/>
  <manifest:file-entry manifest:full-path="Pictures/1000000100000300000001B071077E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adrão-title">
      <style:graphic-properties fo:min-height="2.629cm" loext:decorative="false"/>
      <style:paragraph-properties style:writing-mode="lr-tb"/>
    </style:style>
    <style:style style:name="pr2" style:family="presentation" style:parent-style-name="Padrã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.167cm" svg:height="15.843cm" svg:x="0cm" svg:y="-0.093cm">
          <draw:image xlink:href="Pictures/1000000000000300000001B03A74E66B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6.983cm" svg:height="5.181cm" svg:x="18.184cm" svg:y="11.59cm">
          <draw:image xlink:href="Pictures/100000010000036400000284AD5C217C.png" xlink:type="simple" xlink:show="embed" xlink:actuate="onLoad" draw:mime-type="image/png">
            <text:p/>
          </draw:image>
        </draw:frame>
        <draw:frame draw:style-name="gr1" draw:text-style-name="P1" draw:layer="layout" svg:width="16.139cm" svg:height="9.049cm" svg:x="-4.5cm" svg:y="6.951cm">
          <draw:image xlink:href="Pictures/100000010000031F000001C0E2A1A56A.png" xlink:type="simple" xlink:show="embed" xlink:actuate="onLoad" draw:mime-type="image/png">
            <text:p/>
          </draw:image>
        </draw:frame>
        <draw:frame draw:style-name="gr1" draw:text-style-name="P1" draw:layer="layout" svg:width="15.834cm" svg:height="10.552cm" svg:x="-6.5cm" svg:y="5.198cm">
          <draw:image xlink:href="Pictures/1000000100000578000003A5871BEB15.png" xlink:type="simple" xlink:show="embed" xlink:actuate="onLoad" draw:mime-type="image/png">
            <text:p/>
          </draw:image>
        </draw:frame>
        <draw:frame draw:style-name="gr1" draw:text-style-name="P1" draw:layer="layout" svg:width="15.238cm" svg:height="8.571cm" draw:transform="skewX (2.85181592583915E-017) rotate (-0.182561439758606) translate (16.015cm 9.805cm)">
          <draw:image xlink:href="Pictures/1000000100000300000001B071077E5E.png" xlink:type="simple" xlink:show="embed" xlink:actuate="onLoad" draw:mime-type="image/png">
            <text:p/>
          </draw:image>
        </draw:frame>
        <draw:frame draw:style-name="gr1" draw:text-style-name="P1" draw:layer="layout" svg:width="5.5cm" svg:height="4.125cm" svg:x="21cm" svg:y="12cm">
          <draw:image xlink:href="Pictures/1000000100000320000002584E4D8A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07T13:40:14.730000000</meta:creation-date>
    <dc:date>2025-02-07T14:20:24.477000000</dc:date>
    <meta:editing-duration>PT2M39S</meta:editing-duration>
    <meta:editing-cycles>1</meta:editing-cycles>
    <meta:document-statistic meta:object-count="31"/>
    <meta:generator>LibreOffice/24.2.1.2$Windows_X86_64 LibreOffice_project/db4def46b0453cc22e2d0305797cf981b68ef5ac</meta:generator>
  </office:meta>
</office:document-meta>
</file>